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T1" style:family="text">
      <style:text-properties style:text-outline="false" style:text-line-through-style="none" style:font-name="Mangal" fo:font-size="10pt" fo:font-style="normal" fo:text-shadow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">Oh...$0e How am I going to face#Commanders Olaf and Grit?$0f<text:tab/>Oh...$0e ¿Cómo voy a presentarme#ante Olaf y Grit?$0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1.7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24T07:15:57.88</meta:creation-date>
    <dc:date>2016-07-15T16:48:28.01</dc:date>
    <meta:editing-duration>PT20H54M40S</meta:editing-duration>
    <meta:editing-cycles>86</meta:editing-cycles>
    <meta:generator>BrOffice/3.3$Win32 LibreOffice_project/330m19$Build-202</meta:generator>
    <meta:document-statistic meta:table-count="0" meta:image-count="0" meta:object-count="0" meta:page-count="1" meta:paragraph-count="1" meta:word-count="18" meta:character-count="114"/>
  </office:meta>
</office:document-meta>
</file>